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2">
  <office:scripts/>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Tahoma" svg:font-family="Tahoma"/>
    <style:font-face style:font-family-generic="system" style:font-pitch="variable" style:name="宋体" svg:font-family="宋体"/>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测试新的方法。</text:p>
    </office:text>
  </office:body>
</office:document-content>
</file>

<file path=styles.xml><?xml version="1.0" encoding="utf-8"?>
<office:document-styles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Tahoma" svg:font-family="Tahoma"/>
    <style:font-face style:font-family-generic="system" style:font-pitch="variable" style:name="宋体" svg:font-family="宋体"/>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CN" style:country-complex="none" style:font-size-asian="12pt" style:font-size-complex="12pt" style:language-asian="zh"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CN" style:country-complex="none" style:font-name="Times New Roman" style:font-name-asian="宋体" style:font-name-complex="Tahoma" style:font-size-asian="12pt" style:font-size-complex="12pt" style:language-asian="zh"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宋体" style:font-name-complex="Tahoma" style:font-size-asian="14pt" style:font-size-complex="14pt"/>
    </style:style>
    <style:style style:class="text" style:display-name="Text body" style:family="paragraph" style:name="Text_20_body" style:parent-style-name="Standard">
      <style:paragraph-properties fo:margin-bottom="0.0835in" fo:margin-top="0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style:name="Outline">
      <text:outline-level-style style:num-format="" text:level="1">
        <style:list-level-properties text:list-level-position-and-space-mode="label-alignment">
          <style:list-level-label-alignment fo:margin-left="0.3in" fo:text-indent="-0.3in" text:label-followed-by="listtab" text:list-tab-stop-position="0.3in"/>
        </style:list-level-properties>
      </text:outline-level-style>
      <text:outline-level-style style:num-format="" text:level="2">
        <style:list-level-properties text:list-level-position-and-space-mode="label-alignment">
          <style:list-level-label-alignment fo:margin-left="0.4in" fo:text-indent="-0.4in" text:label-followed-by="listtab" text:list-tab-stop-position="0.4in"/>
        </style:list-level-properties>
      </text:outline-level-style>
      <text:outline-level-style style:num-format="" text:level="3">
        <style:list-level-properties text:list-level-position-and-space-mode="label-alignment">
          <style:list-level-label-alignment fo:margin-left="0.5in" fo:text-indent="-0.5in" text:label-followed-by="listtab" text:list-tab-stop-position="0.5in"/>
        </style:list-level-properties>
      </text:outline-level-style>
      <text:outline-level-style style:num-format="" text:level="4">
        <style:list-level-properties text:list-level-position-and-space-mode="label-alignment">
          <style:list-level-label-alignment fo:margin-left="0.6in" fo:text-indent="-0.6in" text:label-followed-by="listtab" text:list-tab-stop-position="0.6in"/>
        </style:list-level-properties>
      </text:outline-level-style>
      <text:outline-level-style style:num-format="" text:level="5">
        <style:list-level-properties text:list-level-position-and-space-mode="label-alignment">
          <style:list-level-label-alignment fo:margin-left="0.7in" fo:text-indent="-0.7in" text:label-followed-by="listtab" text:list-tab-stop-position="0.7in"/>
        </style:list-level-properties>
      </text:outline-level-style>
      <text:outline-level-style style:num-format="" text:level="6">
        <style:list-level-properties text:list-level-position-and-space-mode="label-alignment">
          <style:list-level-label-alignment fo:margin-left="0.8in" fo:text-indent="-0.8in" text:label-followed-by="listtab" text:list-tab-stop-position="0.8in"/>
        </style:list-level-properties>
      </text:outline-level-style>
      <text:outline-level-style style:num-format="" text:level="7">
        <style:list-level-properties text:list-level-position-and-space-mode="label-alignment">
          <style:list-level-label-alignment fo:margin-left="0.9in" fo:text-indent="-0.9in" text:label-followed-by="listtab" text:list-tab-stop-position="0.9in"/>
        </style:list-level-properties>
      </text:outline-level-style>
      <text:outline-level-style style:num-format="" text:level="8">
        <style:list-level-properties text:list-level-position-and-space-mode="label-alignment">
          <style:list-level-label-alignment fo:margin-left="1in" fo:text-indent="-1in" text:label-followed-by="listtab" text:list-tab-stop-position="1in"/>
        </style:list-level-properties>
      </text:outline-level-style>
      <text:outline-level-style style:num-format="" text:level="9">
        <style:list-level-properties text:list-level-position-and-space-mode="label-alignment">
          <style:list-level-label-alignment fo:margin-left="1.1in" fo:text-indent="-1.1in" text:label-followed-by="listtab" text:list-tab-stop-position="1.1in"/>
        </style:list-level-properties>
      </text:outline-level-style>
      <text:outline-level-style style:num-format="" text:level="10">
        <style:list-level-properties text:list-level-position-and-space-mode="label-alignment">
          <style:list-level-label-alignment fo:margin-left="1.2in" fo:text-indent="-1.2in" text:label-followed-by="listtab" text:list-tab-stop-position="1.2in"/>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M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initial-creator>creator</meta:initial-creator>
    <meta:creation-date>2010-01-22T10:27:00</meta:creation-date>
    <meta:document-statistic meta:cell-count="1" meta:character-count="2" meta:draw-count="3" meta:frame-count="4" meta:image-count="5" meta:non-whitespace-character-count="6" meta:object-count="7" meta:ole-object-count="8" meta:page-count="9" meta:paragraph-count="10" meta:row-count="11" meta:sentence-count="12" meta:syllable-count="13" meta:table-count="14" meta:word-count="15"/>
    <dc:date>2011-10-08T16:47:07</dc:date>
    <dc:creator>hanbiao</dc:creator>
    <meta:editing-duration>PT0.015S</meta:editing-duration>
    <meta:editing-cycles>6</meta:editing-cycles>
    <meta:generator>odfdom-0.8 build</meta:generator>
    <dc:title>dctitle</dc:title>
    <dc:description>dcdescription</dc:description>
    <dc:subject>dcsubject</dc:subject>
    <meta:printed-by>persia p</meta:printed-by>
    <meta:print-date>2010-01-22T10:27:01</meta:print-date>
    <dc:language>Chinese</dc:language>
    <meta:keyword>hello</meta:keyword>
    <meta:user-defined meta:name="mood" meta:value-type="boolean">false</meta:user-defined>
    <meta:user-defined meta:name="late" meta:value-type="string">no</meta:user-defined>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